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66100000391F0B406968573708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1" svg:font-family="Calibri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,Bold" svg:font-family="'Arial,Bold'" style:font-family-generic="system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a2" style:family="table" style:master-page-name="Standard">
      <style:table-properties style:width="19.315cm" fo:margin-left="-0.153cm" fo:margin-top="0cm" fo:margin-bottom="0cm" style:page-number="auto" table:align="left" style:writing-mode="lr-tb"/>
    </style:style>
    <style:style style:name="Tabla2.A" style:family="table-column">
      <style:table-column-properties style:column-width="0.818cm"/>
    </style:style>
    <style:style style:name="Tabla2.B" style:family="table-column">
      <style:table-column-properties style:column-width="3.149cm"/>
    </style:style>
    <style:style style:name="Tabla2.C" style:family="table-column">
      <style:table-column-properties style:column-width="3.226cm"/>
    </style:style>
    <style:style style:name="Tabla2.D" style:family="table-column">
      <style:table-column-properties style:column-width="1.995cm"/>
    </style:style>
    <style:style style:name="Tabla2.E" style:family="table-column">
      <style:table-column-properties style:column-width="2.013cm"/>
    </style:style>
    <style:style style:name="Tabla2.F" style:family="table-column">
      <style:table-column-properties style:column-width="0.252cm"/>
    </style:style>
    <style:style style:name="Tabla2.G" style:family="table-column">
      <style:table-column-properties style:column-width="2.487cm"/>
    </style:style>
    <style:style style:name="Tabla2.H" style:family="table-column">
      <style:table-column-properties style:column-width="0.347cm"/>
    </style:style>
    <style:style style:name="Tabla2.I" style:family="table-column">
      <style:table-column-properties style:column-width="0.737cm"/>
    </style:style>
    <style:style style:name="Tabla2.J" style:family="table-column">
      <style:table-column-properties style:column-width="0.182cm"/>
    </style:style>
    <style:style style:name="Tabla2.K" style:family="table-column">
      <style:table-column-properties style:column-width="4.108cm"/>
    </style:style>
    <style:style style:name="Tabla2.1" style:family="table-row">
      <style:table-row-properties style:row-height="0.801cm" fo:keep-together="auto"/>
    </style:style>
    <style:style style:name="Tabla2.A1" style:family="table-cell">
      <style:table-cell-properties style:vertical-align="middle" fo:background-color="#cdcdcd" fo:padding-left="0.173cm" fo:padding-right="0.191cm" fo:padding-top="0cm" fo:padding-bottom="0cm" fo:border="0.5pt solid #000001">
        <style:background-image/>
      </style:table-cell-properties>
    </style:style>
    <style:style style:name="Tabla2.B1" style:family="table-cell">
      <style:table-cell-properties style:vertical-align="middle" fo:background-color="#ffffff" fo:padding-left="0.17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2.I1" style:family="table-cell">
      <style:table-cell-properties style:vertical-align="middle"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2.2" style:family="table-row">
      <style:table-row-properties style:min-row-height="1cm" fo:keep-together="auto"/>
    </style:style>
    <style:style style:name="Tabla2.A2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D2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2.G2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J2" style:family="table-cell">
      <style:table-cell-properties style:vertical-align="middle"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A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C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E3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2.H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A4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E4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2.A5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2.E5" style:family="table-cell">
      <style:table-cell-properties fo:background-color="#ffffff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2.F5" style:family="table-cell">
      <style:table-cell-properties fo:background-color="#ffffff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2.K5" style:family="table-cell">
      <style:table-cell-properties fo:background-color="#ffffff" fo:padding-left="0.17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" style:family="table">
      <style:table-properties style:width="19.39cm" fo:margin-left="-0.166cm" fo:margin-top="0cm" fo:margin-bottom="0cm" table:align="left" style:writing-mode="lr-tb"/>
    </style:style>
    <style:style style:name="Tabla3.A" style:family="table-column">
      <style:table-column-properties style:column-width="0.797cm"/>
    </style:style>
    <style:style style:name="Tabla3.B" style:family="table-column">
      <style:table-column-properties style:column-width="0.991cm"/>
    </style:style>
    <style:style style:name="Tabla3.C" style:family="table-column">
      <style:table-column-properties style:column-width="1.316cm"/>
    </style:style>
    <style:style style:name="Tabla3.D" style:family="table-column">
      <style:table-column-properties style:column-width="1.716cm"/>
    </style:style>
    <style:style style:name="Tabla3.E" style:family="table-column">
      <style:table-column-properties style:column-width="0.979cm"/>
    </style:style>
    <style:style style:name="Tabla3.F" style:family="table-column">
      <style:table-column-properties style:column-width="3.394cm"/>
    </style:style>
    <style:style style:name="Tabla3.G" style:family="table-column">
      <style:table-column-properties style:column-width="0.617cm"/>
    </style:style>
    <style:style style:name="Tabla3.H" style:family="table-column">
      <style:table-column-properties style:column-width="0.785cm"/>
    </style:style>
    <style:style style:name="Tabla3.I" style:family="table-column">
      <style:table-column-properties style:column-width="0.907cm"/>
    </style:style>
    <style:style style:name="Tabla3.J" style:family="table-column">
      <style:table-column-properties style:column-width="1.099cm"/>
    </style:style>
    <style:style style:name="Tabla3.K" style:family="table-column">
      <style:table-column-properties style:column-width="1.884cm"/>
    </style:style>
    <style:style style:name="Tabla3.L" style:family="table-column">
      <style:table-column-properties style:column-width="1.415cm"/>
    </style:style>
    <style:style style:name="Tabla3.M" style:family="table-column">
      <style:table-column-properties style:column-width="3.491cm"/>
    </style:style>
    <style:style style:name="Tabla3.1" style:family="table-row">
      <style:table-row-properties style:row-height="0.7cm" fo:keep-together="auto"/>
    </style:style>
    <style:style style:name="Tabla3.A1" style:family="table-cell">
      <style:table-cell-properties style:vertical-align="middle" fo:background-color="#cdcdcd" fo:padding-left="0.146cm" fo:padding-right="0.191cm" fo:padding-top="0cm" fo:padding-bottom="0cm" fo:border="0.5pt solid #000001">
        <style:background-image/>
      </style:table-cell-properties>
    </style:style>
    <style:style style:name="Tabla3.B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G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none" fo:border-bottom="none">
        <style:background-image/>
      </style:table-cell-properties>
    </style:style>
    <style:style style:name="Tabla3.H1" style:family="table-cell">
      <style:table-cell-properties style:vertical-align="middle" fo:background-color="#cdcdcd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I1" style:family="table-cell">
      <style:table-cell-properties style:vertical-align="middle"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2" style:family="table-row">
      <style:table-row-properties style:min-row-height="0.894cm" fo:keep-together="auto"/>
    </style:style>
    <style:style style:name="Tabla3.A2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2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3" style:family="table-row">
      <style:table-row-properties style:min-row-height="0.9cm" fo:keep-together="auto"/>
    </style:style>
    <style:style style:name="Tabla3.A3" style:family="table-cell">
      <style:table-cell-properties style:vertical-align="middle"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D3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3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K3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4" style:family="table-cell">
      <style:table-cell-properties fo:background-color="#ffffff" fo:padding-left="0.146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E4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4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L4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5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5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C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F6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J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M6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1" style:family="table">
      <style:table-properties style:width="19.371cm" fo:margin-left="-0.203cm" fo:margin-top="0cm" fo:margin-bottom="0cm" table:align="left" style:writing-mode="lr-tb"/>
    </style:style>
    <style:style style:name="Tabla1.A" style:family="table-column">
      <style:table-column-properties style:column-width="0.797cm"/>
    </style:style>
    <style:style style:name="Tabla1.B" style:family="table-column">
      <style:table-column-properties style:column-width="7.08cm"/>
    </style:style>
    <style:style style:name="Tabla1.C" style:family="table-column">
      <style:table-column-properties style:column-width="1.812cm"/>
    </style:style>
    <style:style style:name="Tabla1.D" style:family="table-column">
      <style:table-column-properties style:column-width="1.981cm"/>
    </style:style>
    <style:style style:name="Tabla1.E" style:family="table-column">
      <style:table-column-properties style:column-width="4.205cm"/>
    </style:style>
    <style:style style:name="Tabla1.F" style:family="table-column">
      <style:table-column-properties style:column-width="3.496cm"/>
    </style:style>
    <style:style style:name="Tabla1.1" style:family="table-row">
      <style:table-row-properties style:row-height="0.801cm" fo:keep-together="auto"/>
    </style:style>
    <style:style style:name="Tabla1.A1" style:family="table-cell">
      <style:table-cell-properties style:vertical-align="middle" fo:background-color="#d9d9d9" fo:padding-left="0.173cm" fo:padding-right="0.191cm" fo:padding-top="0cm" fo:padding-bottom="0cm" fo:border="0.5pt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73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E1" style:family="table-cell">
      <style:table-cell-properties style:vertical-align="middle" fo:background-color="#ffffff" fo:padding-left="0.173cm" fo:padding-right="0.191cm" fo:padding-top="0cm" fo:padding-bottom="0cm" fo:border-left="none" fo:border-right="none" fo:border-top="0.5pt solid #000001" fo:border-bottom="0.5pt solid #000001">
        <style:background-image/>
      </style:table-cell-properties>
    </style:style>
    <style:style style:name="Tabla1.F1" style:family="table-cell">
      <style:table-cell-properties style:vertical-align="middle"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2" style:family="table-row">
      <style:table-row-properties style:min-row-height="0.6cm" fo:keep-together="auto"/>
    </style:style>
    <style:style style:name="Tabla1.3" style:family="table-row">
      <style:table-row-properties style:min-row-height="0.7cm" fo:keep-together="auto"/>
    </style:style>
    <style:style style:name="Tabla1.4" style:family="table-row">
      <style:table-row-properties style:min-row-height="1.021cm" fo:keep-together="auto"/>
    </style:style>
    <style:style style:name="Tabla1.A4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a1.D4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a1.A5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a1.D5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none" fo:border-bottom="0.5pt solid #00000a">
        <style:background-image/>
      </style:table-cell-properties>
    </style:style>
    <style:style style:name="Tabla1.6" style:family="table-row">
      <style:table-row-properties style:row-height="0.845cm" fo:keep-together="auto"/>
    </style:style>
    <style:style style:name="Tabla1.A6" style:family="table-cell">
      <style:table-cell-properties style:vertical-align="middle" fo:background-color="#bfbfbf" fo:padding-left="0.173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paragraph-properties fo:margin-left="0cm" fo:margin-right="4.066cm" fo:margin-top="0cm" fo:margin-bottom="0cm" loext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e442c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8pt" fo:language="es" fo:country="ES" officeooo:paragraph-rsid="0047e467" style:font-size-asian="8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s" fo:country="ES" officeooo:paragraph-rsid="0047e467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2" fo:font-size="6pt" officeooo:paragraph-rsid="0047e467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49d269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1pt" fo:language="es" fo:country="ES" officeooo:paragraph-rsid="0047e467" style:font-size-asian="11pt" style:font-name-complex="TimesNewRomanPSMT" style:font-size-complex="7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7.5pt" officeooo:paragraph-rsid="005671c2" style:font-size-asian="7.5pt" style:font-size-complex="7.5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size="7.5pt" fo:language="es" fo:country="ES" officeooo:paragraph-rsid="003e442c" style:font-size-asian="7.5pt" style:font-size-complex="7.5pt"/>
    </style:style>
    <style:style style:name="P11" style:family="paragraph" style:parent-style-name="Header">
      <style:text-properties fo:language="es" fo:country="ES"/>
    </style:style>
    <style:style style:name="P12" style:family="paragraph" style:parent-style-name="Table_20_Paragraph">
      <style:paragraph-properties fo:margin-left="0.171cm" fo:margin-right="0cm" fo:text-indent="0cm" style:auto-text-indent="false"/>
      <style:text-properties officeooo:rsid="001b8242" officeooo:paragraph-rsid="005671c2"/>
    </style:style>
    <style:style style:name="P13" style:family="paragraph" style:parent-style-name="Table_20_Paragraph">
      <style:paragraph-properties fo:margin-left="0.171cm" fo:margin-right="0cm" fo:text-indent="0cm" style:auto-text-indent="false"/>
      <style:text-properties fo:font-size="7.5pt" officeooo:paragraph-rsid="005671c2" style:font-size-asian="7.5pt" style:font-size-complex="7.5pt"/>
    </style:style>
    <style:style style:name="P14" style:family="paragraph" style:parent-style-name="Table_20_Paragraph">
      <style:paragraph-properties fo:margin-left="0.171cm" fo:margin-right="0cm" fo:text-indent="0cm" style:auto-text-indent="false"/>
      <style:text-properties officeooo:paragraph-rsid="005671c2"/>
    </style:style>
    <style:style style:name="P15" style:family="paragraph" style:parent-style-name="Table_20_Paragraph">
      <style:paragraph-properties fo:margin-left="0.171cm" fo:margin-right="0cm" fo:text-indent="0cm" style:auto-text-indent="false"/>
      <style:text-properties fo:font-size="8pt" fo:language="es" fo:country="ES" officeooo:paragraph-rsid="005671c2" style:font-size-asian="8pt" style:font-size-complex="8pt"/>
    </style:style>
    <style:style style:name="P16" style:family="paragraph" style:parent-style-name="Table_20_Paragraph">
      <style:paragraph-properties fo:margin-left="0.171cm" fo:margin-right="0cm" fo:margin-top="0cm" fo:margin-bottom="0.138cm" loext:contextual-spacing="false" fo:text-indent="0cm" style:auto-text-indent="false" style:writing-mode="lr-tb"/>
      <style:text-properties fo:font-size="8pt" fo:language="es" fo:country="ES" officeooo:paragraph-rsid="0047e467" style:font-size-asian="8pt" style:font-size-complex="8pt"/>
    </style:style>
    <style:style style:name="P17" style:family="paragraph" style:parent-style-name="Table_20_Paragraph">
      <style:paragraph-properties fo:margin-left="0.171cm" fo:margin-right="0cm" fo:margin-top="0cm" fo:margin-bottom="0.101cm" loext:contextual-spacing="false" fo:text-indent="0cm" style:auto-text-indent="false"/>
      <style:text-properties fo:font-size="7.5pt" fo:language="es" fo:country="ES" officeooo:rsid="004c01a3" officeooo:paragraph-rsid="005671c2" style:font-size-asian="7.5pt" style:font-size-complex="7.5pt"/>
    </style:style>
    <style:style style:name="P18" style:family="paragraph" style:parent-style-name="Table_20_Paragraph">
      <style:paragraph-properties fo:margin-left="0.169cm" fo:margin-right="0cm" fo:text-indent="0cm" style:auto-text-indent="false"/>
      <style:text-properties fo:letter-spacing="normal" fo:language="es" fo:country="ES" fo:font-weight="bold" officeooo:paragraph-rsid="0047e467" style:font-weight-asian="bold"/>
    </style:style>
    <style:style style:name="P19" style:family="paragraph" style:parent-style-name="Standard">
      <style:paragraph-properties fo:margin-left="0.169cm" fo:margin-right="0cm" fo:margin-top="0cm" fo:margin-bottom="0cm" loext:contextual-spacing="false" fo:text-align="end" style:justify-single-word="false" fo:text-indent="0cm" style:auto-text-indent="false"/>
      <style:text-properties fo:color="#800000" style:font-name="Arial" fo:font-size="14pt" fo:letter-spacing="normal" fo:language="es" fo:country="ES" fo:font-weight="bold" officeooo:rsid="0011c667" officeooo:paragraph-rsid="0047e467" style:font-size-asian="14pt" style:font-weight-asian="bold" style:font-size-complex="14pt"/>
    </style:style>
    <style:style style:name="P20" style:family="paragraph" style:parent-style-name="Table_20_Paragraph">
      <style:paragraph-properties fo:margin-left="0.75cm" fo:margin-right="0cm" fo:margin-top="0cm" fo:margin-bottom="0.138cm" loext:contextual-spacing="false" fo:text-indent="0cm" style:auto-text-indent="false" style:writing-mode="lr-tb"/>
      <style:text-properties fo:font-size="8pt" fo:letter-spacing="normal" fo:language="es" fo:country="ES" officeooo:paragraph-rsid="0047e467" style:font-size-asian="8pt" style:font-size-complex="8pt"/>
    </style:style>
    <style:style style:name="P21" style:family="paragraph" style:parent-style-name="Table_20_Paragraph">
      <style:paragraph-properties fo:margin-left="0.75cm" fo:margin-right="0cm" fo:margin-top="0cm" fo:margin-bottom="0.138cm" loext:contextual-spacing="false" fo:text-indent="0cm" style:auto-text-indent="false" style:writing-mode="lr-tb"/>
      <style:text-properties fo:font-size="8pt" fo:letter-spacing="normal" fo:language="es" fo:country="ES" officeooo:paragraph-rsid="005671c2" style:font-size-asian="8pt" style:font-size-complex="8pt"/>
    </style:style>
    <style:style style:name="P22" style:family="paragraph" style:parent-style-name="Table_20_Paragraph">
      <style:paragraph-properties fo:margin-left="0.75cm" fo:margin-right="0cm" fo:margin-top="0cm" fo:margin-bottom="0.138cm" loext:contextual-spacing="false" fo:text-indent="0cm" style:auto-text-indent="false" style:writing-mode="lr-tb"/>
      <style:text-properties fo:font-size="8pt" fo:letter-spacing="normal" officeooo:paragraph-rsid="005671c2" style:font-size-asian="8pt" style:font-size-complex="8pt"/>
    </style:style>
    <style:style style:name="P23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fo:font-size="8pt" fo:language="es" fo:country="ES" officeooo:paragraph-rsid="0047e467" style:font-size-asian="8pt" style:font-name-complex="Arial2" style:font-size-complex="8pt"/>
    </style:style>
    <style:style style:name="P24" style:family="paragraph" style:parent-style-name="Table_20_Paragraph">
      <style:paragraph-properties fo:text-align="center" style:justify-single-word="false"/>
      <style:text-properties style:font-name="Garamond" fo:font-size="18pt" fo:language="es" fo:country="ES" fo:font-weight="bold" officeooo:paragraph-rsid="0047e467" style:font-size-asian="18pt" style:font-weight-asian="bold"/>
    </style:style>
    <style:style style:name="P25" style:family="paragraph" style:parent-style-name="Table_20_Paragraph">
      <style:paragraph-properties fo:text-align="center" style:justify-single-word="false"/>
      <style:text-properties style:font-name="Garamond" fo:font-size="18pt" fo:font-weight="bold" officeooo:paragraph-rsid="005671c2" style:font-size-asian="18pt" style:font-weight-asian="bold"/>
    </style:style>
    <style:style style:name="P26" style:family="paragraph" style:parent-style-name="Table_20_Paragraph">
      <style:paragraph-properties fo:margin-left="0.166cm" fo:margin-right="0cm" fo:text-indent="0cm" style:auto-text-indent="false"/>
      <style:text-properties fo:font-size="7.5pt" officeooo:paragraph-rsid="005671c2" style:font-size-asian="7.5pt" style:font-size-complex="7.5pt"/>
    </style:style>
    <style:style style:name="P27" style:family="paragraph" style:parent-style-name="Table_20_Paragraph">
      <style:paragraph-properties fo:margin-left="0.166cm" fo:margin-right="0cm" fo:text-indent="0cm" style:auto-text-indent="false"/>
      <style:text-properties officeooo:paragraph-rsid="005671c2"/>
    </style:style>
    <style:style style:name="P28" style:family="paragraph" style:parent-style-name="Standard">
      <style:paragraph-properties fo:margin-left="0.166cm" fo:margin-right="0cm" fo:margin-top="0cm" fo:margin-bottom="0.139cm" loext:contextual-spacing="false" fo:line-height="100%" fo:text-align="start" style:justify-single-word="false" fo:text-indent="0cm" style:auto-text-indent="false"/>
      <style:text-properties fo:color="#800000" style:font-name="Arial" fo:font-size="8pt" fo:letter-spacing="normal" fo:language="es" fo:country="ES" fo:font-weight="bold" officeooo:paragraph-rsid="00508470" style:font-size-asian="8pt" style:font-weight-asian="bold" style:font-size-complex="8pt"/>
    </style:style>
    <style:style style:name="P29" style:family="paragraph" style:parent-style-name="Table_20_Paragraph">
      <style:paragraph-properties fo:margin-left="0.166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alibri2" fo:font-size="6pt" fo:letter-spacing="normal" fo:language="es" fo:country="ES" fo:font-weight="bold" officeooo:rsid="0048957e" officeooo:paragraph-rsid="00508470" style:font-size-asian="6pt" style:font-weight-asian="bold" style:font-size-complex="6pt" style:font-weight-complex="bold"/>
    </style:style>
    <style:style style:name="P30" style:family="paragraph" style:parent-style-name="Table_20_Paragraph">
      <style:paragraph-properties fo:margin-left="0.166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alibri2" fo:font-size="8pt" fo:letter-spacing="normal" fo:language="es" fo:country="ES" fo:font-weight="bold" officeooo:paragraph-rsid="00508470" style:font-size-asian="8pt" style:font-weight-asian="bold" style:font-size-complex="8pt" style:font-weight-complex="bold"/>
    </style:style>
    <style:style style:name="P31" style:family="paragraph" style:parent-style-name="Table_20_Paragraph">
      <style:paragraph-properties fo:margin-left="0.166cm" fo:margin-right="0.242cm" fo:text-align="justify" style:justify-single-word="false" fo:text-indent="0cm" style:auto-text-indent="false"/>
      <style:text-properties fo:language="es" fo:country="ES" officeooo:paragraph-rsid="0047e467"/>
    </style:style>
    <style:style style:name="P32" style:family="paragraph" style:parent-style-name="Standard">
      <style:paragraph-properties fo:margin-left="0.259cm" fo:margin-right="0cm" fo:margin-top="0cm" fo:margin-bottom="0cm" loext:contextual-spacing="false" fo:orphans="0" fo:widows="0" fo:text-indent="0cm" style:auto-text-indent="false"/>
      <style:text-properties fo:font-size="8pt" fo:language="es" fo:country="ES" officeooo:paragraph-rsid="0047e467" style:font-size-asian="8pt" style:font-size-complex="8pt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800000" style:font-name="Arial" fo:font-size="28pt" fo:letter-spacing="normal" fo:language="es" fo:country="ES" fo:font-weight="bold" officeooo:paragraph-rsid="0047e467" style:font-size-asian="28pt" style:font-weight-asian="bold" style:font-size-complex="28pt"/>
    </style:style>
    <style:style style:name="P34" style:family="paragraph" style:parent-style-name="Table_20_Paragraph">
      <style:paragraph-properties fo:margin-left="0cm" fo:margin-right="0cm" fo:text-indent="0cm" style:auto-text-indent="false"/>
      <style:text-properties officeooo:paragraph-rsid="005671c2"/>
    </style:style>
    <style:style style:name="P35" style:family="paragraph" style:parent-style-name="Table_20_Paragraph">
      <style:paragraph-properties fo:margin-top="0.199cm" fo:margin-bottom="0cm" loext:contextual-spacing="false" fo:text-align="center" style:justify-single-word="false"/>
      <style:text-properties officeooo:paragraph-rsid="005671c2"/>
    </style:style>
    <style:style style:name="P36" style:family="paragraph" style:parent-style-name="Table_20_Paragraph">
      <style:paragraph-properties fo:margin-top="0cm" fo:margin-bottom="0.138cm" loext:contextual-spacing="false" style:writing-mode="lr-tb"/>
      <style:text-properties fo:font-size="8pt" fo:letter-spacing="normal" fo:language="es" fo:country="ES" officeooo:paragraph-rsid="005671c2" style:font-size-asian="8pt" style:font-size-complex="8pt"/>
    </style:style>
    <style:style style:name="P37" style:family="paragraph" style:parent-style-name="Table_20_Paragraph">
      <style:paragraph-properties fo:margin-top="0.199cm" fo:margin-bottom="0.139cm" loext:contextual-spacing="false" fo:line-height="100%"/>
      <style:text-properties fo:font-size="8pt" fo:language="es" fo:country="ES" officeooo:paragraph-rsid="0047e467" style:font-size-asian="8pt" style:font-size-complex="8pt"/>
    </style:style>
    <style:style style:name="P38" style:family="paragraph" style:parent-style-name="Table_20_Paragraph">
      <style:paragraph-properties fo:margin-top="0.199cm" fo:margin-bottom="0.139cm" loext:contextual-spacing="false"/>
      <style:text-properties fo:font-size="8pt" fo:language="es" fo:country="ES" officeooo:paragraph-rsid="0047e467" style:font-size-asian="8pt" style:font-size-complex="8pt"/>
    </style:style>
    <style:style style:name="P39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0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 fo:font-weight="normal"/>
    </style:style>
    <style:style style:name="P41" style:family="paragraph">
      <style:paragraph-properties fo:text-align="center"/>
      <style:text-properties fo:font-variant="normal" fo:text-transform="none" style:text-line-through-style="none" style:text-line-through-type="none" style:font-name="Arial1" fo:font-size="8pt" fo:font-style="normal" style:text-underline-style="none" fo:font-weight="bold" fo:background-color="transparent"/>
    </style:style>
    <style:style style:name="P42" style:family="paragraph">
      <style:paragraph-properties fo:text-align="center"/>
      <style:text-properties fo:font-variant="normal" fo:text-transform="none" style:text-line-through-style="none" style:text-line-through-type="none" style:font-name="Arial1" fo:font-size="8pt" fo:font-style="normal" style:text-underline-style="none" fo:font-weight="normal" fo:background-color="transparent"/>
    </style:style>
    <style:style style:name="P4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4" style:family="paragraph">
      <style:paragraph-properties fo:text-align="center"/>
      <style:text-properties fo:font-variant="normal" fo:text-transform="none" style:text-line-through-style="none" style:text-line-through-type="none" style:font-name="Arial1" fo:font-size="10pt" fo:font-style="normal" style:text-underline-style="none" fo:font-weight="normal" fo:background-color="transparent"/>
    </style:style>
    <style:style style:name="P45" style:family="paragraph">
      <loext:graphic-properties draw:fill="none" draw:fill-color="#ffffff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Times New Roman" fo:font-size="24pt" fo:letter-spacing="normal" fo:font-weight="bold" style:font-size-asian="24pt" style:font-weight-asian="bold" style:font-size-complex="24pt"/>
    </style:style>
    <style:style style:name="T3" style:family="text">
      <style:text-properties style:font-name="Times New Roman" fo:font-size="24pt" fo:font-weight="bold" style:font-size-asian="24pt" style:font-weight-asian="bold" style:font-size-complex="24pt"/>
    </style:style>
    <style:style style:name="T4" style:family="text">
      <style:text-properties style:font-name="Arial" fo:font-size="20pt" fo:letter-spacing="normal" fo:font-weight="bold" style:font-size-asian="20pt" style:font-weight-asian="bold" style:font-size-complex="20pt"/>
    </style:style>
    <style:style style:name="T5" style:family="text">
      <style:text-properties style:font-name="Arial" fo:font-size="20pt" fo:font-weight="bold" style:font-size-asian="20pt" style:font-weight-asian="bold" style:font-size-complex="20pt"/>
    </style:style>
    <style:style style:name="T6" style:family="text">
      <style:text-properties fo:color="#800000" style:font-name="Arial" fo:font-size="28pt" fo:letter-spacing="normal" fo:font-weight="bold" style:font-size-asian="28pt" style:font-weight-asian="bold" style:font-size-complex="28pt"/>
    </style:style>
    <style:style style:name="T7" style:family="text">
      <style:text-properties fo:color="#800000" style:font-name="Arial" fo:font-size="28pt" fo:letter-spacing="normal" fo:font-weight="bold" officeooo:rsid="003e442c" style:font-size-asian="28pt" style:font-weight-asian="bold" style:font-size-complex="28pt"/>
    </style:style>
    <style:style style:name="T8" style:family="text">
      <style:text-properties fo:color="#800000" style:font-name="Arial" fo:font-size="6pt" fo:letter-spacing="normal" fo:font-weight="bold" style:font-size-asian="6pt" style:font-weight-asian="bold" style:font-size-complex="6pt"/>
    </style:style>
    <style:style style:name="T9" style:family="text">
      <style:text-properties style:text-position="13% 100%" fo:font-size="7.5pt" style:font-size-asian="7.5pt" style:font-size-complex="7.5pt" style:text-scale="115%"/>
    </style:style>
    <style:style style:name="T10" style:family="text">
      <style:text-properties style:text-position="13% 100%" fo:font-size="7.5pt" style:font-size-asian="7.5pt" style:font-name-complex="Calibri3" style:font-size-complex="7.5pt" style:text-scale="105%"/>
    </style:style>
    <style:style style:name="T11" style:family="text">
      <style:text-properties style:text-position="13% 100%" fo:font-size="7.5pt" fo:language="es" fo:country="ES" style:font-size-asian="7.5pt" style:font-name-complex="Calibri3" style:font-size-complex="7.5pt" style:text-scale="105%"/>
    </style:style>
    <style:style style:name="T12" style:family="text">
      <style:text-properties style:text-position="13% 100%" fo:letter-spacing="normal" style:text-scale="105%"/>
    </style:style>
    <style:style style:name="T13" style:family="text">
      <style:text-properties style:text-position="13% 100%" fo:letter-spacing="normal" style:text-scale="115%"/>
    </style:style>
    <style:style style:name="T14" style:family="text">
      <style:text-properties style:text-position="13% 100%" fo:letter-spacing="normal" fo:font-weight="bold" style:font-weight-asian="bold"/>
    </style:style>
    <style:style style:name="T15" style:family="text">
      <style:text-properties style:text-position="13% 100%" fo:font-size="8pt" fo:letter-spacing="normal" fo:language="es" fo:country="ES" style:font-size-asian="8pt" style:font-size-complex="8pt" style:text-scale="105%"/>
    </style:style>
    <style:style style:name="T16" style:family="text">
      <style:text-properties style:text-position="13% 100%" fo:font-size="8pt" fo:letter-spacing="normal" fo:language="es" fo:country="ES" style:font-size-asian="8pt" style:font-name-complex="Calibri3" style:font-size-complex="8pt" style:text-scale="105%"/>
    </style:style>
    <style:style style:name="T17" style:family="text">
      <style:text-properties fo:font-size="6pt" fo:font-style="italic" style:font-size-asian="6pt" style:font-style-asian="italic" style:font-name-complex="Arial2" style:font-size-complex="6pt"/>
    </style:style>
    <style:style style:name="T18" style:family="text">
      <style:text-properties fo:font-size="6pt" officeooo:rsid="0011c667" style:font-size-asian="6pt" style:font-size-complex="6pt"/>
    </style:style>
    <style:style style:name="T19" style:family="text">
      <style:text-properties fo:font-size="6pt" officeooo:rsid="0048957e" style:font-size-asian="6pt" style:font-size-complex="6pt"/>
    </style:style>
    <style:style style:name="T20" style:family="text">
      <style:text-properties fo:font-size="14pt" officeooo:rsid="0011c667" style:font-size-asian="14pt" style:font-size-complex="14pt"/>
    </style:style>
    <style:style style:name="T21" style:family="text">
      <style:text-properties fo:letter-spacing="normal"/>
    </style:style>
    <style:style style:name="T22" style:family="text">
      <style:text-properties fo:letter-spacing="normal" fo:font-weight="bold" officeooo:rsid="00443f7d" style:font-weight-asian="bold" style:font-name-complex="Arial,Bold" style:font-weight-complex="bold"/>
    </style:style>
    <style:style style:name="T23" style:family="text">
      <style:text-properties fo:letter-spacing="normal" officeooo:rsid="00228c48"/>
    </style:style>
    <style:style style:name="T24" style:family="text">
      <style:text-properties fo:letter-spacing="normal" officeooo:rsid="003be24e"/>
    </style:style>
    <style:style style:name="T25" style:family="text">
      <style:text-properties fo:letter-spacing="normal" officeooo:rsid="004556c1"/>
    </style:style>
    <style:style style:name="T26" style:family="text">
      <style:text-properties fo:letter-spacing="0.046cm" fo:font-weight="bold" style:font-weight-asian="bold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name-complex="Arial,Bold" style:font-weight-complex="bold"/>
    </style:style>
    <style:style style:name="T29" style:family="text">
      <style:text-properties fo:font-weight="bold" officeooo:rsid="00443f7d" style:font-weight-asian="bold" style:font-name-complex="Arial,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letter-spacing="0.048cm" fo:font-weight="bold" style:font-weight-asian="bold"/>
    </style:style>
    <style:style style:name="T32" style:family="text">
      <style:text-properties fo:letter-spacing="0.042cm" fo:font-weight="bold" style:font-weight-asian="bold"/>
    </style:style>
    <style:style style:name="T33" style:family="text">
      <style:text-properties fo:font-size="7.5pt" fo:letter-spacing="0.019cm" style:font-size-asian="7.5pt" style:font-size-complex="7.5pt"/>
    </style:style>
    <style:style style:name="T34" style:family="text">
      <style:text-properties fo:font-size="7.5pt" fo:letter-spacing="0.019cm" fo:language="es" fo:country="ES" style:font-size-asian="7.5pt" style:font-size-complex="7.5pt"/>
    </style:style>
    <style:style style:name="T35" style:family="text">
      <style:text-properties fo:font-size="7.5pt" style:font-size-asian="7.5pt" style:font-size-complex="7.5pt"/>
    </style:style>
    <style:style style:name="T36" style:family="text">
      <style:text-properties fo:font-size="7.5pt" fo:letter-spacing="0.026cm" style:font-size-asian="7.5pt" style:font-size-complex="7.5pt"/>
    </style:style>
    <style:style style:name="T37" style:family="text">
      <style:text-properties fo:font-size="7.5pt" fo:letter-spacing="0.026cm" fo:language="es" fo:country="ES" style:font-size-asian="7.5pt" style:font-size-complex="7.5pt"/>
    </style:style>
    <style:style style:name="T38" style:family="text">
      <style:text-properties fo:font-size="7.5pt" fo:letter-spacing="0.023cm" style:font-size-asian="7.5pt" style:font-size-complex="7.5pt"/>
    </style:style>
    <style:style style:name="T39" style:family="text">
      <style:text-properties fo:font-size="7.5pt" fo:letter-spacing="0.016cm" style:font-size-asian="7.5pt" style:font-size-complex="7.5pt"/>
    </style:style>
    <style:style style:name="T40" style:family="text">
      <style:text-properties fo:font-size="7.5pt" fo:letter-spacing="0.018cm" style:font-size-asian="7.5pt" style:font-size-complex="7.5pt"/>
    </style:style>
    <style:style style:name="T41" style:family="text">
      <style:text-properties fo:font-size="7.5pt" fo:letter-spacing="0.025cm" style:font-size-asian="7.5pt" style:font-size-complex="7.5pt"/>
    </style:style>
    <style:style style:name="T42" style:family="text">
      <style:text-properties fo:font-size="7.5pt" fo:letter-spacing="0.025cm" fo:language="es" fo:country="ES" style:font-size-asian="7.5pt" style:font-size-complex="7.5pt"/>
    </style:style>
    <style:style style:name="T43" style:family="text">
      <style:text-properties fo:font-size="7.5pt" fo:language="es" fo:country="ES" style:font-size-asian="7.5pt" style:font-size-complex="7.5pt"/>
    </style:style>
    <style:style style:name="T44" style:family="text">
      <style:text-properties fo:font-size="7.5pt" fo:language="es" fo:country="ES" style:font-size-asian="7.5pt" style:font-size-complex="7.5pt" style:text-scale="105%"/>
    </style:style>
    <style:style style:name="T45" style:family="text">
      <style:text-properties fo:font-size="7.5pt" fo:language="es" fo:country="ES" officeooo:rsid="00523fcc" style:font-size-asian="7.5pt" style:font-size-complex="7.5pt" style:text-scale="105%"/>
    </style:style>
    <style:style style:name="T46" style:family="text">
      <style:text-properties fo:font-size="7.5pt" fo:language="es" fo:country="ES" fo:font-weight="bold" officeooo:rsid="004d3ae0" style:font-size-asian="7.5pt" style:font-weight-asian="bold" style:font-size-complex="7.5pt" style:font-weight-complex="bold"/>
    </style:style>
    <style:style style:name="T47" style:family="text">
      <style:text-properties fo:letter-spacing="0.028cm" fo:language="es" fo:country="ES" fo:font-weight="bold" style:font-weight-asian="bold"/>
    </style:style>
    <style:style style:name="T48" style:family="text">
      <style:text-properties fo:letter-spacing="0.026cm" fo:language="es" fo:country="ES" fo:font-weight="bold" style:font-weight-asian="bold"/>
    </style:style>
    <style:style style:name="T49" style:family="text">
      <style:text-properties fo:letter-spacing="0.026cm" fo:language="es" fo:country="ES" fo:font-weight="bold" officeooo:rsid="00070cad" style:font-weight-asian="bold"/>
    </style:style>
    <style:style style:name="T50" style:family="text">
      <style:text-properties fo:font-size="7pt" fo:letter-spacing="0.005cm" fo:font-style="italic" style:font-size-asian="7pt" style:font-style-asian="italic" style:font-size-complex="7pt"/>
    </style:style>
    <style:style style:name="T51" style:family="text">
      <style:text-properties fo:font-size="7pt" fo:letter-spacing="0.035cm" fo:font-style="italic" style:font-size-asian="7pt" style:font-style-asian="italic" style:font-size-complex="7pt"/>
    </style:style>
    <style:style style:name="T52" style:family="text">
      <style:text-properties fo:font-size="7pt" fo:letter-spacing="0.037cm" fo:font-style="italic" style:font-size-asian="7pt" style:font-style-asian="italic" style:font-size-complex="7pt"/>
    </style:style>
    <style:style style:name="T53" style:family="text">
      <style:text-properties fo:font-size="7pt" fo:letter-spacing="0.046cm" fo:font-style="italic" style:font-size-asian="7pt" style:font-style-asian="italic" style:font-size-complex="7pt"/>
    </style:style>
    <style:style style:name="T54" style:family="text">
      <style:text-properties fo:font-size="7pt" fo:letter-spacing="0.048cm" fo:font-style="italic" style:font-size-asian="7pt" style:font-style-asian="italic" style:font-size-complex="7pt"/>
    </style:style>
    <style:style style:name="T55" style:family="text">
      <style:text-properties fo:font-size="7pt" fo:letter-spacing="normal" fo:font-style="italic" style:font-size-asian="7pt" style:font-style-asian="italic" style:font-size-complex="7pt"/>
    </style:style>
    <style:style style:name="T56" style:family="text">
      <style:text-properties fo:font-size="7pt" fo:letter-spacing="0.002cm" fo:font-style="italic" style:font-size-asian="7pt" style:font-style-asian="italic" style:font-size-complex="7pt"/>
    </style:style>
    <style:style style:name="T57" style:family="text">
      <style:text-properties fo:font-size="7pt" fo:letter-spacing="0.007cm" fo:font-style="italic" style:font-size-asian="7pt" style:font-style-asian="italic" style:font-size-complex="7pt"/>
    </style:style>
    <style:style style:name="T58" style:family="text">
      <style:text-properties fo:font-size="7pt" fo:font-style="italic" style:font-size-asian="7pt" style:font-style-asian="italic" style:font-size-complex="7pt"/>
    </style:style>
    <style:style style:name="T59" style:family="text">
      <style:text-properties fo:font-size="7pt" fo:language="es" fo:country="ES" style:font-size-asian="7pt" style:font-name-complex="TimesNewRomanPSMT" style:font-size-complex="7pt"/>
    </style:style>
    <style:style style:name="T60" style:family="text">
      <style:text-properties style:text-position="super 58%" fo:letter-spacing="normal" fo:font-weight="bold" style:font-weight-asian="bold"/>
    </style:style>
    <style:style style:name="T61" style:family="text">
      <style:text-properties fo:font-size="8pt" style:font-size-asian="8pt" style:font-name-complex="Arial2" style:font-size-complex="8pt"/>
    </style:style>
    <style:style style:name="T62" style:family="text">
      <style:text-properties style:font-name-complex="Arial2"/>
    </style:style>
    <style:style style:name="T63" style:family="text">
      <style:text-properties style:font-name-complex="Arial2" style:font-weight-complex="bold"/>
    </style:style>
    <style:style style:name="T64" style:family="text">
      <style:text-properties officeooo:rsid="00443f7d" style:font-name-complex="Arial2" style:font-weight-complex="bold"/>
    </style:style>
    <style:style style:name="T65" style:family="text">
      <style:text-properties style:text-position="12% 100%" style:font-name-complex="Calibri3" style:text-scale="105%"/>
    </style:style>
    <style:style style:name="T66" style:family="text">
      <style:text-properties style:font-name-asian="Arial2" style:font-name-complex="Arial2"/>
    </style:style>
    <style:style style:name="T67" style:family="text">
      <style:text-properties fo:language="es" fo:country="ES"/>
    </style:style>
    <style:style style:name="T68" style:family="text">
      <style:text-properties fo:language="es" fo:country="ES" fo:font-weight="bold" style:font-weight-asian="bold"/>
    </style:style>
    <style:style style:name="T69" style:family="text">
      <style:text-properties fo:language="es" fo:country="ES" fo:font-weight="bold" officeooo:rsid="00070cad" style:font-weight-asian="bold"/>
    </style:style>
    <style:style style:name="T70" style:family="text">
      <style:text-properties fo:language="es" fo:country="ES" fo:font-style="italic" style:font-style-asian="italic" style:font-name-complex="TimesNewRomanPSMT"/>
    </style:style>
    <style:style style:name="T71" style:family="text">
      <style:text-properties fo:language="es" fo:country="ES" style:font-name-complex="Calibri3"/>
    </style:style>
    <style:style style:name="T72" style:family="text">
      <style:text-properties fo:color="#00000a" style:font-name="Calibri1" fo:letter-spacing="normal" fo:font-weight="normal" style:font-weight-asian="normal" style:font-name-complex="Arial,Bold" style:font-weight-complex="normal"/>
    </style:style>
    <style:style style:name="T73" style:family="text">
      <style:text-properties fo:color="#00000a" style:font-name="Calibri1" fo:letter-spacing="normal" fo:font-weight="normal" officeooo:rsid="00443f7d" style:font-weight-asian="normal" style:font-name-complex="Arial,Bold" style:font-weight-complex="normal"/>
    </style:style>
    <style:style style:name="T74" style:family="text">
      <style:text-properties officeooo:rsid="003f24dd"/>
    </style:style>
    <style:style style:name="T75" style:family="text">
      <style:text-properties style:font-name="Calibri2" fo:font-size="6pt" fo:font-style="italic" style:font-size-asian="6pt" style:font-style-asian="italic" style:font-size-complex="6pt"/>
    </style:style>
    <style:style style:name="T76" style:family="text">
      <style:text-properties style:font-name="Calibri2" fo:font-size="6pt" fo:font-style="italic" officeooo:rsid="0048003a" style:font-size-asian="6pt" style:font-style-asian="italic" style:font-size-complex="6pt"/>
    </style:style>
    <style:style style:name="T77" style:family="text">
      <style:text-properties style:font-name="Calibri2" fo:font-size="6pt" fo:font-style="italic" officeooo:rsid="0049d269" style:font-size-asian="6pt" style:font-style-asian="italic" style:font-size-complex="6pt"/>
    </style:style>
    <style:style style:name="T78" style:family="text">
      <style:text-properties fo:font-style="italic" style:font-style-asian="italic"/>
    </style:style>
    <style:style style:name="T79" style:family="text">
      <style:text-properties officeooo:rsid="004c01a3"/>
    </style:style>
    <style:style style:name="T80" style:family="text">
      <style:text-properties style:font-name-complex="Calibri3"/>
    </style:style>
    <style:style style:name="T81" style:family="text">
      <style:text-properties officeooo:rsid="008d40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ormatted-text form:name="O0_EPVA" form:control-implementation="ooo:com.sun.star.form.component.Formatted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nia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ellidos_alu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alu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alu_hombre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lu_mujer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fechanac_alu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nicipio_nac_alu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nac_alu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is_nac_alu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onvive_padre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madre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ambos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entro_procedencia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alu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alu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alu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alu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silla de verificación 2" form:control-implementation="ooo:com.sun.star.form.component.CheckBox" xml:id="control20" form:id="control20" form:label="Casilla de verificación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onvive_otros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pad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pad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mad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mad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pad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pad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mad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mad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pad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mad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pad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pad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pad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mad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mad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mad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pad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mad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rupo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repetidor" form:control-implementation="ooo:com.sun.star.form.component.CheckBox" xml:id="control41" form:id="control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luri_si" form:control-implementation="ooo:com.sun.star.form.component.CheckBox" xml:id="control42" form:id="control4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luri_no" form:control-implementation="ooo:com.sun.star.form.component.CheckBox" xml:id="control43" form:id="control4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ormatted-text form:name="O0_ALE" form:control-implementation="ooo:com.sun.star.form.component.Formatted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0_CCLA" form:control-implementation="ooo:com.sun.star.form.component.Formatted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0_RMAT" form:control-implementation="ooo:com.sun.star.form.component.Formatted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0_FRA" form:control-implementation="ooo:com.sun.star.form.component.Formatted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0_INF" form:control-implementation="ooo:com.sun.star.form.component.Formatted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0_RCAS" form:control-implementation="ooo:com.sun.star.form.component.Formatted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checkbox form:name="religion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valores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roni_si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roni_no" form:control-implementation="ooo:com.sun.star.form.component.CheckBox" xml:id="control53" form:id="control5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mpa_si" form:control-implementation="ooo:com.sun.star.form.component.CheckBox" xml:id="control54" form:id="control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mpa_no" form:control-implementation="ooo:com.sun.star.form.component.CheckBox" xml:id="control55" form:id="control5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row table:style-name="Tabla2.1">
          <table:table-cell table:style-name="Tabla2.A1" office:value-type="string">
            <text:p text:style-name="P25">A</text:p>
          </table:table-cell>
          <table:table-cell table:style-name="Tabla2.B1" table:number-columns-spanned="7" office:value-type="string">
            <text:p text:style-name="P14"><text:span text:style-name="T27">DATOS</text:span><text:span text:style-name="T26"> </text:span><text:span text:style-name="T27">PERSONALES</text:span><text:span text:style-name="T31"> </text:span><text:span text:style-name="T27">DEL</text:span><text:span text:style-name="T32"> </text:span><text:span text:style-name="T27">ALUM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I1" table:number-columns-spanned="3" office:value-type="string">
            <text:p text:style-name="P12"><text:span text:style-name="T30">NIA</text:span> <draw:control text:anchor-type="as-char" draw:z-index="3" draw:style-name="gr7" draw:text-style-name="P44" svg:width="3.703cm" svg:height="0.551cm" draw:control="control2"/></text:p>
          </table:table-cell>
          <table:covered-table-cell/>
          <table:covered-table-cell/>
        </table:table-row>
        <table:table-row table:style-name="Tabla2.2">
          <table:table-cell table:style-name="Tabla2.A2" table:number-columns-spanned="3" office:value-type="string">
            <text:p text:style-name="P14"><text:span text:style-name="T35">APELLIDOS</text:span><text:span text:style-name="T35"><draw:control text:anchor-type="as-char" draw:z-index="4" draw:name="apellidos" draw:style-name="gr5" draw:text-style-name="P42" svg:width="6.603cm" svg:height="0.521cm" draw:control="control3"/></text:span></text:p>
          </table:table-cell>
          <table:covered-table-cell/>
          <table:covered-table-cell/>
          <table:table-cell table:style-name="Tabla2.D2" table:number-columns-spanned="3" office:value-type="string">
            <text:p text:style-name="P27"><text:span text:style-name="T35">NOMBRE</text:span><text:span text:style-name="T35"><draw:control text:anchor-type="as-char" draw:z-index="5" draw:name="nombre" draw:style-name="gr5" draw:text-style-name="P42" svg:width="3.747cm" svg:height="0.521cm" draw:control="control4"/></text:span></text:p>
          </table:table-cell>
          <table:covered-table-cell/>
          <table:covered-table-cell/>
          <table:table-cell table:style-name="Tabla2.G2" table:number-columns-spanned="3" office:value-type="string">
            <text:p text:style-name="P14"><text:span text:style-name="T35">DNI/NIE</text:span><text:span text:style-name="T35"><draw:control text:anchor-type="as-char" draw:z-index="6" draw:name="dni" draw:style-name="gr5" draw:text-style-name="P42" svg:width="3.07cm" svg:height="0.521cm" draw:control="control5"/></text:span></text:p>
          </table:table-cell>
          <table:covered-table-cell/>
          <table:covered-table-cell/>
          <table:table-cell table:style-name="Tabla2.J2" table:number-columns-spanned="2" office:value-type="string">
            <text:p text:style-name="P35"><draw:control text:anchor-type="paragraph" draw:z-index="21" draw:style-name="gr6" draw:text-style-name="P43" svg:width="0.075cm" svg:height="0.003cm" svg:x="3.066cm" svg:y="-1.785cm" draw:control="control20"/><text:span text:style-name="T15"><draw:control text:anchor-type="as-char" draw:z-index="7" draw:name="hombre" draw:style-name="gr1" draw:text-style-name="P39" svg:width="0.5cm" svg:height="0.5cm" draw:control="control6"/></text:span><text:span text:style-name="T15"><text:s/></text:span><text:span text:style-name="T9">HOMBRE <text:s text:c="2"/></text:span><text:span text:style-name="T11"><text:s/></text:span><text:span text:style-name="T16"><draw:control text:anchor-type="as-char" draw:z-index="8" draw:name="mujer" draw:style-name="gr1" draw:text-style-name="P39" svg:width="0.5cm" svg:height="0.5cm" draw:control="control7"/></text:span><text:span text:style-name="T16"><text:s/></text:span><text:span text:style-name="T9">MUJER</text:span></text:p>
          </table:table-cell>
          <table:covered-table-cell/>
        </table:table-row>
        <table:table-row table:style-name="Tabla2.2">
          <table:table-cell table:style-name="Tabla2.A3" table:number-columns-spanned="2" office:value-type="string">
            <text:p text:style-name="P14"><text:span text:style-name="T35">FECHA</text:span><text:span text:style-name="T33"> </text:span><text:span text:style-name="T35">DE</text:span><text:span text:style-name="T33"> </text:span><text:span text:style-name="T35">NACIMIENTO</text:span><text:span text:style-name="T35"><draw:control text:anchor-type="as-char" draw:z-index="9" draw:style-name="gr5" draw:text-style-name="P42" svg:width="3.432cm" svg:height="0.521cm" draw:control="control8"/></text:span></text:p>
          </table:table-cell>
          <table:covered-table-cell/>
          <table:table-cell table:style-name="Tabla2.C3" table:number-columns-spanned="2" office:value-type="string">
            <text:p text:style-name="P14"><text:span text:style-name="T35">MUNICIPIO</text:span><text:span text:style-name="T36"> </text:span><text:span text:style-name="T35">DE</text:span><text:span text:style-name="T38"> </text:span><text:span text:style-name="T35">NACIMIENTO </text:span><text:span text:style-name="T35"><draw:control text:anchor-type="as-char" draw:z-index="10" draw:style-name="gr5" draw:text-style-name="P42" svg:width="4.495cm" svg:height="0.521cm" draw:control="control9"/></text:span></text:p>
          </table:table-cell>
          <table:covered-table-cell/>
          <table:table-cell table:style-name="Tabla2.E3" table:number-columns-spanned="3" office:value-type="string">
            <text:p text:style-name="P27"><text:span text:style-name="T35">PROVINCIA</text:span><text:span text:style-name="T38"> </text:span><text:span text:style-name="T35">DE</text:span><text:span text:style-name="T38"> </text:span><text:span text:style-name="T35">NACIMIENTO</text:span><text:span text:style-name="T35"><draw:control text:anchor-type="as-char" draw:z-index="11" draw:style-name="gr5" draw:text-style-name="P42" svg:width="4.224cm" svg:height="0.521cm" draw:control="control10"/></text:span></text:p>
          </table:table-cell>
          <table:covered-table-cell/>
          <table:covered-table-cell/>
          <table:table-cell table:style-name="Tabla2.H3" table:number-columns-spanned="4" office:value-type="string">
            <text:p text:style-name="P14"><text:span text:style-name="T35">PAIS</text:span><text:span text:style-name="T39"> </text:span><text:span text:style-name="T35">DE</text:span><text:span text:style-name="T40"> </text:span><text:span text:style-name="T35">NACIMIENTO</text:span><text:span text:style-name="T35"><draw:control text:anchor-type="as-char" draw:z-index="12" draw:style-name="gr5" draw:text-style-name="P42" svg:width="4.495cm" svg:height="0.521cm" draw:control="control11"/></text:span>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4" table:number-columns-spanned="4" office:value-type="string">
            <text:p text:style-name="P17"><draw:control text:anchor-type="paragraph" draw:z-index="22" draw:style-name="gr4" draw:text-style-name="P42" svg:width="3.119cm" svg:height="0.521cm" svg:x="5.643cm" svg:y="0.321cm" draw:control="control21"/>CONVIVE</text:p>
            <text:p text:style-name="P34"><draw:control text:anchor-type="as-char" draw:z-index="13" draw:style-name="gr1" draw:text-style-name="P39" svg:width="0.5cm" svg:height="0.5cm" draw:control="control12"/><text:span text:style-name="T44">PADRE <text:s text:c="4"/></text:span><text:span text:style-name="T16"><draw:control text:anchor-type="as-char" draw:z-index="14" draw:style-name="gr1" draw:text-style-name="P39" svg:width="0.5cm" svg:height="0.5cm" draw:control="control13"/></text:span><text:span text:style-name="T44">MADRE <text:s text:c="3"/></text:span><text:span text:style-name="T16"><draw:control text:anchor-type="as-char" draw:z-index="15" draw:style-name="gr1" draw:text-style-name="P39" svg:width="0.5cm" svg:height="0.5cm" draw:control="control14"/></text:span><text:span text:style-name="T16"><text:s/></text:span><text:span text:style-name="T44">AMBOS <text:s text:c="2"/></text:span><text:span text:style-name="T45"><text:s/>OTROS </text:span></text:p>
          </table:table-cell>
          <table:covered-table-cell/>
          <table:covered-table-cell/>
          <table:covered-table-cell/>
          <table:table-cell table:style-name="Tabla2.E4" table:number-columns-spanned="7" office:value-type="string">
            <text:p text:style-name="P27"><text:span text:style-name="T35">CENTRO DE PROCEDENCIA</text:span><text:span text:style-name="T35"><draw:control text:anchor-type="as-char" draw:z-index="16" draw:style-name="gr5" draw:text-style-name="P42" svg:width="9.423cm" svg:height="0.521cm" draw:control="control1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5" table:number-columns-spanned="4" office:value-type="string">
            <text:p text:style-name="P14"><text:span text:style-name="T43">DOMICILIO</text:span><text:span text:style-name="T42"> </text:span><text:span text:style-name="T43">(CALLE/PLAZA</text:span><text:span text:style-name="T37"> </text:span><text:span text:style-name="T43">Y</text:span><text:span text:style-name="T34"> </text:span><text:span text:style-name="T43">NÚMERO)</text:span><text:span text:style-name="T43"><draw:control text:anchor-type="as-char" draw:z-index="17" draw:style-name="gr5" draw:text-style-name="P42" svg:width="8.774cm" svg:height="0.521cm" draw:control="control16"/></text:span></text:p>
          </table:table-cell>
          <table:covered-table-cell/>
          <table:covered-table-cell/>
          <table:covered-table-cell/>
          <table:table-cell table:style-name="Tabla2.E5" office:value-type="string">
            <text:p text:style-name="P27"><text:span text:style-name="T35">C.</text:span><text:span text:style-name="T40"> </text:span><text:span text:style-name="T35">POSTAL</text:span></text:p>
            <text:p text:style-name="P26"><draw:control text:anchor-type="as-char" draw:z-index="18" draw:style-name="gr5" draw:text-style-name="P42" svg:width="1.246cm" svg:height="0.521cm" draw:control="control17"/></text:p>
          </table:table-cell>
          <table:table-cell table:style-name="Tabla2.F5" table:number-columns-spanned="5" office:value-type="string">
            <text:p text:style-name="P14"><text:span text:style-name="T35">LOCALIDAD</text:span><text:span text:style-name="T35"><draw:control text:anchor-type="as-char" draw:z-index="19" draw:style-name="gr5" draw:text-style-name="P42" svg:width="3.493cm" svg:height="0.521cm" draw:control="control18"/></text:span></text:p>
          </table:table-cell>
          <table:covered-table-cell/>
          <table:covered-table-cell/>
          <table:covered-table-cell/>
          <table:covered-table-cell/>
          <table:table-cell table:style-name="Tabla2.K5" office:value-type="string">
            <text:p text:style-name="P14"><text:span text:style-name="T35">PROVINCIA</text:span><text:span text:style-name="T35"><draw:control text:anchor-type="as-char" draw:z-index="20" draw:style-name="gr5" draw:text-style-name="P42" svg:width="3.499cm" svg:height="0.521cm" draw:control="control19"/></text:span></text:p>
          </table:table-cell>
        </table:table-row>
      </table:table>
      <text:p text:style-name="P9"/>
      <text:p text:style-name="P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column table:style-name="Tabla3.L"/>
        <table:table-column table:style-name="Tabla3.M"/>
        <table:table-row table:style-name="Tabla3.1">
          <table:table-cell table:style-name="Tabla3.A1" office:value-type="string">
            <text:p text:style-name="P25">B</text:p>
          </table:table-cell>
          <table:table-cell table:style-name="Tabla3.B1" table:number-columns-spanned="5" office:value-type="string">
            <text:p text:style-name="P14"><text:span text:style-name="T68">DATOS</text:span><text:span text:style-name="T47"> </text:span><text:span text:style-name="T68">DEL</text:span><text:span text:style-name="T48"> </text:span><text:span text:style-name="T68">PADRE</text:span><text:span text:style-name="T47"> </text:span><text:span text:style-name="T68">O</text:span><text:span text:style-name="T47"> </text:span><text:span text:style-name="T68">TUTOR</text:span><text:span text:style-name="T47"> </text:span><text:span text:style-name="T68">LEGAL </text:span></text:p>
          </table:table-cell>
          <table:covered-table-cell/>
          <table:covered-table-cell/>
          <table:covered-table-cell/>
          <table:covered-table-cell/>
          <table:table-cell table:style-name="Tabla3.G1" table:number-rows-spanned="6" office:value-type="string">
            <text:p text:style-name="P14"/>
          </table:table-cell>
          <table:table-cell table:style-name="Tabla3.H1" office:value-type="string">
            <text:p text:style-name="P25">C</text:p>
          </table:table-cell>
          <table:table-cell table:style-name="Tabla3.I1" table:number-columns-spanned="5" office:value-type="string">
            <text:p text:style-name="P14"><text:span text:style-name="T68">DATOS</text:span><text:span text:style-name="T47"> </text:span><text:span text:style-name="T68">DE L</text:span><text:span text:style-name="T69">A</text:span><text:span text:style-name="T48"> </text:span><text:span text:style-name="T49">MADRE</text:span><text:span text:style-name="T47"> </text:span><text:span text:style-name="T68">O</text:span><text:span text:style-name="T47"> </text:span><text:span text:style-name="T68">TUTOR</text:span><text:span text:style-name="T69">A</text:span><text:span text:style-name="T47"> </text:span><text:span text:style-name="T68">LEG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table:number-columns-spanned="6" office:value-type="string">
            <text:p text:style-name="P13"><draw:control text:anchor-type="paragraph" draw:z-index="39" draw:style-name="gr4" draw:text-style-name="P42" svg:width="8.826cm" svg:height="0.521cm" svg:x="0.072cm" svg:y="0.296cm" draw:control="control38"/>APELLIDOS, <text:span text:style-name="T79">NOMBRE</text:span>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2" table:number-columns-spanned="6" office:value-type="string">
            <text:p text:style-name="P13"><draw:control text:anchor-type="paragraph" draw:z-index="40" draw:style-name="gr4" draw:text-style-name="P42" svg:width="8.826cm" svg:height="0.521cm" svg:x="0.072cm" svg:y="0.289cm" draw:control="control39"/>APELLIDOS, <text:span text:style-name="T79">NOMBRE</text:span>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3" office:value-type="string">
            <text:p text:style-name="P14"><text:span text:style-name="T35">DNI/NIE</text:span><text:span text:style-name="T35"><draw:control text:anchor-type="as-char" draw:z-index="23" draw:style-name="gr5" draw:text-style-name="P42" svg:width="2.625cm" svg:height="0.521cm" draw:control="control22"/></text:span></text:p>
          </table:table-cell>
          <table:covered-table-cell/>
          <table:covered-table-cell/>
          <table:table-cell table:style-name="Tabla3.D3" table:number-columns-spanned="3" office:value-type="string">
            <text:p text:style-name="P14"><text:span text:style-name="T35">E-MAIL</text:span><text:span text:style-name="T35"><draw:control text:anchor-type="as-char" draw:z-index="24" draw:style-name="gr5" draw:text-style-name="P42" svg:width="5.58cm" svg:height="0.521cm" draw:control="control23"/></text:span></text:p>
          </table:table-cell>
          <table:covered-table-cell/>
          <table:covered-table-cell/>
          <table:covered-table-cell/>
          <table:table-cell table:style-name="Tabla3.H3" table:number-columns-spanned="3" office:value-type="string">
            <text:p text:style-name="P13">DNI/NIE</text:p>
            <text:p text:style-name="P13"><draw:control text:anchor-type="as-char" draw:z-index="25" draw:style-name="gr5" draw:text-style-name="P42" svg:width="2.234cm" svg:height="0.521cm" draw:control="control24"/></text:p>
          </table:table-cell>
          <table:covered-table-cell/>
          <table:covered-table-cell/>
          <table:table-cell table:style-name="Tabla3.K3" table:number-columns-spanned="3" office:value-type="string">
            <text:p text:style-name="P13">E-MAIL</text:p>
            <text:p text:style-name="P13"><draw:control text:anchor-type="as-char" draw:z-index="26" draw:style-name="gr5" draw:text-style-name="P42" svg:width="6.01cm" svg:height="0.521cm" draw:control="control25"/></text:p>
          </table:table-cell>
          <table:covered-table-cell/>
          <table:covered-table-cell/>
        </table:table-row>
        <table:table-row table:style-name="Tabla3.3">
          <table:table-cell table:style-name="Tabla3.A4" table:number-columns-spanned="4" office:value-type="string">
            <text:p text:style-name="P27"><text:span text:style-name="T35">TELÉFONO</text:span><text:span text:style-name="T41"> </text:span><text:span text:style-name="T35">1</text:span><text:span text:style-name="T35"><draw:control text:anchor-type="as-char" draw:z-index="27" draw:style-name="gr5" draw:text-style-name="P42" svg:width="3.77cm" svg:height="0.521cm" draw:control="control26"/></text:span></text:p>
          </table:table-cell>
          <table:covered-table-cell/>
          <table:covered-table-cell/>
          <table:covered-table-cell/>
          <table:table-cell table:style-name="Tabla3.E4" table:number-columns-spanned="2" office:value-type="string">
            <text:p text:style-name="P14"><text:span text:style-name="T35">TELÉFONO</text:span><text:span text:style-name="T41"> </text:span><text:span text:style-name="T35">2</text:span><text:span text:style-name="T35"><draw:control text:anchor-type="as-char" draw:z-index="28" draw:style-name="gr5" draw:text-style-name="P42" svg:width="3.957cm" svg:height="0.521cm" draw:control="control27"/></text:span></text:p>
          </table:table-cell>
          <table:covered-table-cell/>
          <table:covered-table-cell/>
          <table:table-cell table:style-name="Tabla3.H4" table:number-columns-spanned="4" office:value-type="string">
            <text:p text:style-name="P27"><text:span text:style-name="T35">TELÉFONO</text:span><text:span text:style-name="T41"> </text:span><text:span text:style-name="T35">1</text:span><text:span text:style-name="T35"><draw:control text:anchor-type="as-char" draw:z-index="29" draw:style-name="gr5" draw:text-style-name="P42" svg:width="3.77cm" svg:height="0.521cm" draw:control="control28"/></text:span></text:p>
          </table:table-cell>
          <table:covered-table-cell/>
          <table:covered-table-cell/>
          <table:covered-table-cell/>
          <table:table-cell table:style-name="Tabla3.L4" table:number-columns-spanned="2" office:value-type="string">
            <text:p text:style-name="P14"><text:span text:style-name="T35">TELÉFONO</text:span><text:span text:style-name="T41"> </text:span><text:span text:style-name="T35">2</text:span><text:span text:style-name="T35"><draw:control text:anchor-type="as-char" draw:z-index="30" draw:style-name="gr5" draw:text-style-name="P42" svg:width="4.128cm" svg:height="0.521cm" draw:control="control29"/></text:span></text:p>
          </table:table-cell>
          <table:covered-table-cell/>
        </table:table-row>
        <table:table-row table:style-name="Tabla3.3">
          <table:table-cell table:style-name="Tabla3.A5" table:number-columns-spanned="6" office:value-type="string">
            <text:p text:style-name="P14"><text:span text:style-name="T43">DOMICILIO</text:span><text:span text:style-name="T42"> </text:span><text:span text:style-name="T43">(CALLE/PLAZA</text:span><text:span text:style-name="T37"> </text:span><text:span text:style-name="T43">Y</text:span><text:span text:style-name="T34"> </text:span><text:span text:style-name="T43">NÚMERO) </text:span><text:span text:style-name="T46">(Sólo si no coincide con el del alumno)</text:span><text:span text:style-name="T43"><draw:control text:anchor-type="as-char" draw:z-index="31" draw:style-name="gr5" draw:text-style-name="P42" svg:width="8.774cm" svg:height="0.521cm" draw:control="control30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5" table:number-columns-spanned="6" office:value-type="string">
            <text:p text:style-name="P14"><text:span text:style-name="T43">DOMICILIO</text:span><text:span text:style-name="T42"> </text:span><text:span text:style-name="T43">(CALLE/PLAZA</text:span><text:span text:style-name="T37"> </text:span><text:span text:style-name="T43">Y</text:span><text:span text:style-name="T34"> </text:span><text:span text:style-name="T43">NÚMERO) </text:span><text:span text:style-name="T46">(Sólo si no coincide con el del alumno)</text:span><text:span text:style-name="T43"><draw:control text:anchor-type="as-char" draw:z-index="32" draw:style-name="gr5" draw:text-style-name="P42" svg:width="9.016cm" svg:height="0.521cm" draw:control="control31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6" table:number-columns-spanned="2" office:value-type="string">
            <text:p text:style-name="P27"><text:span text:style-name="T35">C.</text:span><text:span text:style-name="T40"> </text:span><text:span text:style-name="T35">POSTAL</text:span></text:p>
            <text:p text:style-name="P26"><draw:control text:anchor-type="as-char" draw:z-index="33" draw:style-name="gr5" draw:text-style-name="P42" svg:width="1.246cm" svg:height="0.521cm" draw:control="control32"/></text:p>
          </table:table-cell>
          <table:covered-table-cell/>
          <table:table-cell table:style-name="Tabla3.C6" table:number-columns-spanned="3" office:value-type="string">
            <text:p text:style-name="P14"><text:span text:style-name="T35">LOCALIDAD</text:span><text:span text:style-name="T35"><draw:control text:anchor-type="as-char" draw:z-index="34" draw:style-name="gr5" draw:text-style-name="P42" svg:width="3.493cm" svg:height="0.521cm" draw:control="control33"/></text:span></text:p>
          </table:table-cell>
          <table:covered-table-cell/>
          <table:covered-table-cell/>
          <table:table-cell table:style-name="Tabla3.F6" office:value-type="string">
            <text:p text:style-name="P14"><text:span text:style-name="T35">PROVINCIA</text:span><text:span text:style-name="T35"><draw:control text:anchor-type="as-char" draw:z-index="35" draw:style-name="gr5" draw:text-style-name="P42" svg:width="2.881cm" svg:height="0.521cm" draw:control="control34"/></text:span></text:p>
          </table:table-cell>
          <table:covered-table-cell/>
          <table:table-cell table:style-name="Tabla3.H6" table:number-columns-spanned="2" office:value-type="string">
            <text:p text:style-name="P27"><text:span text:style-name="T35">C.</text:span><text:span text:style-name="T40"> </text:span><text:span text:style-name="T35">POSTAL</text:span></text:p>
            <text:p text:style-name="P26"><draw:control text:anchor-type="as-char" draw:z-index="36" draw:style-name="gr5" draw:text-style-name="P42" svg:width="1.246cm" svg:height="0.521cm" draw:control="control35"/></text:p>
          </table:table-cell>
          <table:covered-table-cell/>
          <table:table-cell table:style-name="Tabla3.J6" table:number-columns-spanned="3" office:value-type="string">
            <text:p text:style-name="P14"><text:span text:style-name="T35">LOCALIDAD</text:span><text:span text:style-name="T35"><draw:control text:anchor-type="as-char" draw:z-index="37" draw:style-name="gr5" draw:text-style-name="P42" svg:width="3.885cm" svg:height="0.521cm" draw:control="control36"/></text:span></text:p>
          </table:table-cell>
          <table:covered-table-cell/>
          <table:covered-table-cell/>
          <table:table-cell table:style-name="Tabla3.M6" office:value-type="string">
            <text:p text:style-name="P14"><text:span text:style-name="T35">PROVINCIA</text:span><text:span text:style-name="T35"><draw:control text:anchor-type="as-char" draw:z-index="38" draw:style-name="gr5" draw:text-style-name="P42" svg:width="3.003cm" svg:height="0.521cm" draw:control="control37"/></text:span></text:p>
          </table:table-cell>
        </table:table-row>
      </table:table>
      <text:p text:style-name="P9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4">D</text:p>
          </table:table-cell>
          <table:table-cell table:style-name="Tabla1.B1" office:value-type="string">
            <text:p text:style-name="P18">DATOS ACADÉMICOS</text:p>
            <text:p text:style-name="P19"><text:s/></text:p>
          </table:table-cell>
          <table:table-cell table:style-name="Tabla1.B1" table:number-columns-spanned="2" office:value-type="string">
            <text:p text:style-name="P30"><text:span text:style-name="T18">C</text:span><text:span text:style-name="T19">URSO Y GRUPO EN EL QUE ESTUVO </text:span></text:p>
            <text:p text:style-name="P29">MATRICULADO EL CURSO ANTERIOR</text:p>
          </table:table-cell>
          <table:covered-table-cell/>
          <table:table-cell table:style-name="Tabla1.E1" office:value-type="string">
            <text:p text:style-name="P28"><draw:control text:anchor-type="as-char" svg:y="0.182cm" draw:z-index="41" draw:style-name="gr3" draw:text-style-name="P41" svg:width="3.211cm" svg:height="0.521cm" draw:control="control40"/></text:p>
          </table:table-cell>
          <table:table-cell table:style-name="Tabla1.F1" office:value-type="string">
            <text:p text:style-name="P33"><text:span text:style-name="T20"><draw:control text:anchor-type="as-char" draw:z-index="42" draw:style-name="gr1" draw:text-style-name="P39" svg:width="0.5cm" svg:height="0.5cm" draw:control="control41"/></text:span><text:span text:style-name="T20"><text:s/>Repetidor</text:span></text:p>
          </table:table-cell>
        </table:table-row>
        <table:table-row table:style-name="Tabla1.2">
          <table:table-cell table:style-name="Tabla1.F1" table:number-columns-spanned="6" office:value-type="string">
            <text:p text:style-name="P32"><text:span text:style-name="T28">Materias </text:span><text:span text:style-name="T29">Troncales</text:span><text:span text:style-name="T28">: </text:span><text:span text:style-name="T62"><text:s/>Biología y Geología, Geografía e Historia, Lengua Castellana y Literatura, Matemáticas, Primera Lengua Extranjera (Inglés). </text:span><text:span text:style-name="T28">Materias </text:span><text:span text:style-name="T29">Específicas</text:span><text:span text:style-name="T28">: </text:span><text:span text:style-name="T62"><text:s/>Educación Física, </text:span><text:span text:style-name="T63">Música</text:span><text:span text:style-name="T62">, </text:span><text:span text:style-name="T63">Tecnología, </text:span><text:span text:style-name="T64">Religión/Valores Éticos. </text:span><text:span text:style-name="T29">Materias LCA: </text:span><text:span text:style-name="T64"><text:s/></text:span><text:span text:style-name="T63"><text:s/></text:span><text:span text:style-name="T72">Valenciano: Lengua y Literatura, </text:span><text:span text:style-name="T73">Tutoría + 1 de abaj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F1" table:number-columns-spanned="6" office:value-type="string">
            <text:p text:style-name="P15"><text:span text:style-name="T14">GRUPO PLURILINGÜE</text:span><text:span text:style-name="T21"> (</text:span><text:span text:style-name="T24">Matemáticas y </text:span><text:span text:style-name="T23">Tecnología</text:span><text:span text:style-name="T21"> en Valenciano, Geografía e Historia en Inglés): <text:s/></text:span><text:span text:style-name="T13"><text:s text:c="2"/></text:span><text:span text:style-name="T12"><draw:control text:anchor-type="as-char" draw:z-index="43" draw:style-name="gr1" draw:text-style-name="P39" svg:width="0.5cm" svg:height="0.5cm" draw:control="control42"/></text:span><text:span text:style-name="T12"><text:s/></text:span><text:span text:style-name="T13">SÍ <text:s text:c="3"/></text:span><text:span text:style-name="T12"><draw:control text:anchor-type="as-char" draw:z-index="44" draw:style-name="gr1" draw:text-style-name="P39" svg:width="0.5cm" svg:height="0.5cm" draw:control="control43"/></text:span><text:span text:style-name="T12"><text:s/></text:span><text:span text:style-name="T13">N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5" table:number-rows-spanned="2" table:number-columns-spanned="3" office:value-type="string">
            <text:p text:style-name="P16"><text:span text:style-name="T22">Materia LCA</text:span><text:span text:style-name="T60">*</text:span><text:span text:style-name="T21"> (ENUMER</text:span><text:span text:style-name="T25">E</text:span><text:span text:style-name="T21"> POR ORDEN DE PREFERENCIA):</text:span></text:p>
            <text:p text:style-name="P36"><text:s text:c="11"/><text:span text:style-name="T35"><text:s text:c="2"/></text:span><text:span text:style-name="T10"><draw:control text:anchor-type="as-char" svg:y="-0.355cm" draw:z-index="45" draw:style-name="gr2" draw:text-style-name="P40" svg:width="0.5cm" svg:height="0.5cm" draw:control="control44"/></text:span><text:span text:style-name="T80"><text:s/></text:span>Alemán 2º Idioma <text:s text:c="12"/><text:span text:style-name="T35"><text:s text:c="2"/></text:span><text:span text:style-name="T10"><draw:control text:anchor-type="as-char" svg:y="-0.355cm" draw:z-index="46" draw:style-name="gr2" draw:text-style-name="P40" svg:width="0.5cm" svg:height="0.5cm" draw:control="control45"/></text:span><text:span text:style-name="T80"><text:s/></text:span>Cultura Clásica</text:p>
            <text:p text:style-name="P22"><text:span text:style-name="T43"><text:s/></text:span><text:span text:style-name="T11"><draw:control text:anchor-type="as-char" svg:y="-0.355cm" draw:z-index="48" draw:style-name="gr2" draw:text-style-name="P40" svg:width="0.5cm" svg:height="0.5cm" draw:control="control47"/></text:span><text:span text:style-name="T71"><text:s/></text:span><text:span text:style-name="T67">Francés 2º Idioma <text:s text:c="13"/></text:span><text:span text:style-name="T43"><text:s/></text:span><text:span text:style-name="T11"><draw:control text:anchor-type="as-char" svg:y="-0.355cm" draw:z-index="49" draw:style-name="gr2" draw:text-style-name="P40" svg:width="0.5cm" svg:height="0.5cm" draw:control="control48"/></text:span><text:span text:style-name="T71"><text:s/></text:span>Informática</text:p>
            <text:p text:style-name="P21"><text:span text:style-name="T10"><text:s/></text:span><text:span text:style-name="T10"><draw:control text:anchor-type="as-char" svg:y="-0.355cm" draw:z-index="50" draw:style-name="gr2" draw:text-style-name="P40" svg:width="0.5cm" svg:height="0.5cm" draw:control="control49"/></text:span><text:span text:style-name="T65"><text:s/></text:span><text:span text:style-name="T74">Taller de refuerzo</text:span> <text:span text:style-name="T81">de Castelllano</text:span></text:p>
            <text:p text:style-name="P36"><text:span text:style-name="T10"><text:s text:c="13"/></text:span><text:span text:style-name="T10"><draw:control text:anchor-type="as-char" svg:y="-0.355cm" draw:z-index="47" draw:style-name="gr2" draw:text-style-name="P40" svg:width="0.5cm" svg:height="0.5cm" draw:control="control46"/></text:span><text:span text:style-name="T65"><text:s/></text:span><text:span text:style-name="T74">Taller de refuerzo</text:span> <text:span text:style-name="T81">de Matemáticas</text:span></text:p>
            <text:p text:style-name="P20"><text:span text:style-name="T10"><text:s/></text:span><text:span text:style-name="T10"><draw:control text:anchor-type="as-char" svg:y="-0.355cm" draw:z-index="2" draw:style-name="gr2" draw:text-style-name="P40" svg:width="0.5cm" svg:height="0.5cm" draw:control="control1"/></text:span><text:span text:style-name="T65"><text:s/></text:span>Educación Plástica, Visual y Audiovisual</text:p>
          </table:table-cell>
          <table:covered-table-cell/>
          <table:covered-table-cell/>
          <table:table-cell table:style-name="Tabla1.D4" table:number-columns-spanned="3" office:value-type="string">
            <text:p text:style-name="P37"><text:span text:style-name="T21">ELIJA UNA OPCIÓN</text:span><text:span text:style-name="T12"> <text:s text:c="6"/></text:span><text:span text:style-name="T12"><draw:control text:anchor-type="as-char" draw:z-index="51" draw:style-name="gr1" draw:text-style-name="P39" svg:width="0.5cm" svg:height="0.5cm" draw:control="control50"/></text:span><text:span text:style-name="T12"><text:s/></text:span><text:span text:style-name="T13">Religión Católica</text:span><text:span text:style-name="T12"> <text:s text:c="11"/></text:span><text:span text:style-name="T12"><draw:control text:anchor-type="as-char" draw:z-index="52" draw:style-name="gr1" draw:text-style-name="P39" svg:width="0.5cm" svg:height="0.5cm" draw:control="control51"/></text:span><text:span text:style-name="T12"><text:s/></text:span><text:span text:style-name="T13">Valores Éticos</text:span></text:p>
          </table:table-cell>
          <table:covered-table-cell/>
          <table:covered-table-cell/>
        </table:table-row>
        <table:table-row table:style-name="Tabla1.4">
          <table:covered-table-cell/>
          <table:covered-table-cell/>
          <table:covered-table-cell/>
          <table:table-cell table:style-name="Tabla1.D5" table:number-columns-spanned="3" office:value-type="string">
            <text:p text:style-name="P38"><text:span text:style-name="T66">¿EL ALUMNO PADECE ENFERMEDAD CRÓNICA?</text:span><text:span text:style-name="T12"> <text:s text:c="9"/></text:span><text:span text:style-name="T12"><draw:control text:anchor-type="as-char" draw:z-index="53" draw:style-name="gr1" draw:text-style-name="P39" svg:width="0.5cm" svg:height="0.5cm" draw:control="control52"/></text:span><text:span text:style-name="T12"><text:s/></text:span><text:span text:style-name="T13">SÍ <text:s text:c="10"/></text:span><text:span text:style-name="T12"><draw:control text:anchor-type="as-char" draw:z-index="54" draw:style-name="gr1" draw:text-style-name="P39" svg:width="0.5cm" svg:height="0.5cm" draw:control="control53"/></text:span><text:span text:style-name="T12"><text:s/></text:span><text:span text:style-name="T13">NO</text:span></text:p>
            <text:p text:style-name="P38"><text:span text:style-name="T21">PERTENECE AL APA</text:span><text:span text:style-name="T12"> <text:s text:c="58"/></text:span><text:span text:style-name="T12"><draw:control text:anchor-type="as-char" draw:z-index="55" draw:style-name="gr1" draw:text-style-name="P39" svg:width="0.5cm" svg:height="0.5cm" draw:control="control54"/></text:span><text:span text:style-name="T12"><text:s/></text:span><text:span text:style-name="T13">SÍ <text:s text:c="10"/></text:span><text:span text:style-name="T12"><draw:control text:anchor-type="as-char" draw:z-index="56" draw:style-name="gr1" draw:text-style-name="P39" svg:width="0.5cm" svg:height="0.5cm" draw:control="control55"/></text:span><text:span text:style-name="T12"><text:s/></text:span><text:span text:style-name="T13">NO</text:span></text:p>
          </table:table-cell>
          <table:covered-table-cell/>
          <table:covered-table-cell/>
        </table:table-row>
        <table:table-row table:style-name="Tabla1.6">
          <table:table-cell table:style-name="Tabla1.A6" table:number-columns-spanned="6" office:value-type="string">
            <text:p text:style-name="P31"><text:span text:style-name="T58">(*Si,</text:span><text:span text:style-name="T50"> </text:span><text:span text:style-name="T58">en</text:span><text:span text:style-name="T50"> </text:span><text:span text:style-name="T58">función</text:span><text:span text:style-name="T50"> </text:span><text:span text:style-name="T58">de</text:span><text:span text:style-name="T50"> </text:span><text:span text:style-name="T58">los</text:span><text:span text:style-name="T50"> </text:span><text:span text:style-name="T58">datos</text:span><text:span text:style-name="T50"> </text:span><text:span text:style-name="T58">de</text:span><text:span text:style-name="T50"> </text:span><text:span text:style-name="T58">los</text:span><text:span text:style-name="T50"> </text:span><text:span text:style-name="T58">que dispone</text:span><text:span text:style-name="T51"> </text:span><text:span text:style-name="T58">el</text:span><text:span text:style-name="T52"> </text:span><text:span text:style-name="T58">Centro,</text:span><text:span text:style-name="T52"> </text:span><text:span text:style-name="T58">se</text:span><text:span text:style-name="T52"> </text:span><text:span text:style-name="T58">estima</text:span><text:span text:style-name="T51"> </text:span><text:span text:style-name="T58">conveniente para</text:span><text:span text:style-name="T53"> </text:span><text:span text:style-name="T58">el</text:span><text:span text:style-name="T54"> </text:span><text:span text:style-name="T58">alumno,</text:span><text:span text:style-name="T54"> </text:span><text:span text:style-name="T58">la</text:span><text:span text:style-name="T54"> </text:span><text:span text:style-name="T58">optativa</text:span><text:span text:style-name="T53"> </text:span><text:span text:style-name="T58">elegida</text:span><text:span text:style-name="T54"> </text:span><text:span text:style-name="T58">será cambiada por otra. De igual forma, la</text:span><text:span text:style-name="T55"> materia</text:span><text:span text:style-name="T56"> </text:span><text:span text:style-name="T55">concedida dependerá </text:span><text:span text:style-name="T58">de</text:span><text:span text:style-name="T55"> </text:span><text:span text:style-name="T58">la</text:span><text:span text:style-name="T55"> disponibilidad </text:span><text:span text:style-name="T58">y del</text:span><text:span text:style-name="T55"> número</text:span><text:span text:style-name="T57"> </text:span><text:span text:style-name="T58">de</text:span><text:span text:style-name="T55"> matriculados en</text:span><text:span text:style-name="T56"> </text:span><text:span text:style-name="T55">cada </text:span><text:span text:style-name="T58">una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7"><text:span text:style-name="T59">(1)</text:span><text:span text:style-name="T75">De conformidad con lo que establece el Reglamento (UE) 2016/679 del Parlamento Europeo y del Consejo, que ha sido adaptado al ordenamiento jurídico español mediante la Ley Orgánica 3/2018, de 5 de diciembre, de Protección de Datos Personales y Garantías de los Derechos Digitales, se le informa que:- Los datos personales recogidos mediante esta solicitud serán tratados de forma confidencial.- La finalidad del tratamiento es el cumplimiento de los requisitos dispuestos en la normativa sobre el procedimiento de </text:span><text:span text:style-name="T76">matrícula</text:span><text:span text:style-name="T75"> del alumnado </text:span><text:span text:style-name="T77">en el </text:span><text:span text:style-name="T76">IES NÚM. 1 - LIBERTAS</text:span><text:span text:style-name="T75">.- Se pueden ejercer los derechos de acceso, rectificación, cancelación y oposición </text:span><text:span text:style-name="T76">ante el IES NÚM. 1 - LIBERTAS Polígono Aguas Nuevas, sector 25 S/N, 03183 Torrevieja </text:span><text:span text:style-name="T75">(dirección de correo electrónico: </text:span><text:span text:style-name="T76">03008630</text:span><text:span text:style-name="T75">@gva.es Tfn.: 96</text:span><text:span text:style-name="T76">5</text:span><text:span text:style-name="T75"> </text:span><text:span text:style-name="T76">290</text:span><text:span text:style-name="T75"> </text:span><text:span text:style-name="T76">100</text:span><text:span text:style-name="T75">).</text:span></text:p>
      <text:p text:style-name="P6"><text:span text:style-name="T78">Con la firma de la solicitud autorizo y presto mi consentimiento expreso para el uso de mis datos, según todo lo anteriormente expuesto y de </text:span><text:span text:style-name="T70">forma confidencial, con las medidas de seguridad que establece la normativa vigente en materia de protección de datos.</text:span></text:p>
      <text:p text:style-name="P8"/>
      <text:p text:style-name="P23">Firma padre/tutor <text:tab/><text:tab/><text:tab/><text:tab/><text:tab/><text:tab/>Firma madre/tutora</text:p>
      <text:p text:style-name="P23"/>
      <text:p text:style-name="P5"><text:span text:style-name="T61">(</text:span><text:span text:style-name="T17">es obligatoria la firma de ambos</text:span><text:span text:style-name="T61">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1" svg:font-family="Calibri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,Bold" svg:font-family="'Arial,Bold'" style:font-family-generic="system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3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3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fo:hyphenation-ladder-count="no-limit" style:writing-mode="lr-tb"/>
      <style:text-properties fo:color="#00000a" style:font-name-asian="Calibri3" style:font-family-asian="Calibri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Calibri3" style:font-family-complex="Calibri" style:font-family-generic-complex="system" style:font-pitch-complex="variable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Calibri3" style:font-family-complex="Calibri" style:font-family-generic-complex="system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style:font-name-complex="Calibri3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373cm" fo:margin-top="0cm" fo:margin-bottom="0cm" table:align="center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14.185cm"/>
    </style:style>
    <style:style style:name="Tabla5.1" style:family="table-row">
      <style:table-row-properties style:min-row-height="3.395cm" fo:keep-together="auto"/>
    </style:style>
    <style:style style:name="Tabla5.A1" style:family="table-cell">
      <style:table-cell-properties style:vertical-align="middle"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a5.B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Standard">
      <style:paragraph-properties fo:margin-left="0cm" fo:margin-right="4.066cm" fo:margin-top="0cm" fo:margin-bottom="0cm" loext:contextual-spacing="false" fo:text-align="center" style:justify-single-word="false" fo:text-indent="0cm" style:auto-text-indent="false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MP3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e442c"/>
    </style:style>
    <style:style style:name="MP4" style:family="paragraph">
      <loext:graphic-properties draw:fill="none" draw:fill-color="#ffffff"/>
    </style:style>
    <style:style style:name="MP5" style:family="paragraph" style:parent-style-name="Header">
      <style:text-properties fo:language="es" fo:country="ES"/>
    </style:style>
    <style:style style:name="MT1" style:family="text">
      <style:text-properties style:font-name="Times New Roman" fo:font-size="24pt" fo:letter-spacing="normal" fo:font-weight="bold" style:font-size-asian="24pt" style:font-weight-asian="bold" style:font-size-complex="24pt"/>
    </style:style>
    <style:style style:name="MT2" style:family="text">
      <style:text-properties style:font-name="Times New Roman" fo:font-size="24pt" fo:font-weight="bold" style:font-size-asian="24pt" style:font-weight-asian="bold" style:font-size-complex="24pt"/>
    </style:style>
    <style:style style:name="MT3" style:family="text">
      <style:text-properties style:font-name="Arial" fo:font-size="20pt" fo:letter-spacing="normal" fo:font-weight="bold" style:font-size-asian="20pt" style:font-weight-asian="bold" style:font-size-complex="20pt"/>
    </style:style>
    <style:style style:name="MT4" style:family="text">
      <style:text-properties style:font-name="Arial" fo:font-size="20pt" fo:font-weight="bold" style:font-size-asian="20pt" style:font-weight-asian="bold" style:font-size-complex="20pt"/>
    </style:style>
    <style:style style:name="MT5" style:family="text">
      <style:text-properties fo:color="#800000" style:font-name="Arial" fo:font-size="28pt" fo:letter-spacing="normal" fo:font-weight="bold" officeooo:rsid="003e442c" style:font-size-asian="28pt" style:font-weight-asian="bold" style:font-size-complex="28pt"/>
    </style:style>
    <style:style style:name="MT6" style:family="text">
      <style:text-properties fo:color="#800000" style:font-name="Arial" fo:font-size="28pt" fo:letter-spacing="normal" fo:font-weight="bold" style:font-size-asian="28pt" style:font-weight-asian="bold" style:font-size-complex="28pt"/>
    </style:style>
    <style:style style:name="MT7" style:family="text">
      <style:text-properties fo:color="#800000" style:font-name="Arial" fo:font-size="6pt" fo:letter-spacing="normal" fo:font-weight="bold" style:font-size-asian="6pt" style:font-weight-asian="bold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501cm" fo:margin-bottom="0.501cm" fo:margin-left="1cm" fo:margin-right="1cm" style:writing-mode="lr-tb" style:layout-grid-color="#c0c0c0" style:layout-grid-lines="45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Imagen1" text:anchor-type="paragraph" svg:x="-0.099cm" svg:y="0.238cm" svg:width="4.985cm" svg:height="2.771cm" draw:z-index="0"><draw:image xlink:href="Pictures/100002010000066100000391F0B4069685737080.png" xlink:type="simple" xlink:show="embed" xlink:actuate="onLoad" loext:mime-type="image/png"/></draw:frame></text:p>
            </table:table-cell>
            <table:table-cell table:style-name="Tabla5.B1" office:value-type="string">
              <text:p text:style-name="MP2"><text:span text:style-name="MT1">SOLICITUD</text:span><text:span text:style-name="MT2"> </text:span><text:span text:style-name="MT1">DE</text:span><text:span text:style-name="MT2"> MATRÍCULA</text:span></text:p>
              <text:p text:style-name="MP3"><draw:frame text:anchor-type="paragraph" draw:z-index="1" draw:name="Forma1" draw:style-name="Mgr1" draw:text-style-name="MP4" svg:width="1.285cm" svg:height="0.68cm" svg:x="10.837cm" svg:y="0.307cm"><draw:text-box><text:p/></draw:text-box></draw:frame><text:span text:style-name="MT3">CURSO</text:span><text:span text:style-name="MT4"> </text:span><text:span text:style-name="MT3">20 <text:s text:c="3"/>/ </text:span><text:span text:style-name="MT4">20 </text:span></text:p>
              <text:p text:style-name="MP3"><text:span text:style-name="MT5">1º E</text:span><text:span text:style-name="MT6">SO</text:span><text:span text:style-name="MT7"> <text:s text:c="26"/></text:span></text:p>
            </table:table-cell>
          </table:table-row>
        </table:table>
        <text:p text:style-name="MP5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LU</meta:initial-creator>
    <meta:editing-cycles>61</meta:editing-cycles>
    <meta:print-date>2016-01-26T16:44:00</meta:print-date>
    <meta:creation-date>2015-05-11T09:29:00</meta:creation-date>
    <dc:date>2020-06-01T13:55:55.144540124</dc:date>
    <dc:language>en-GB</dc:language>
    <meta:editing-duration>PT3H5M16S</meta:editing-duration>
    <meta:generator>LibreOffice/6.4.4.2$MacOSX_X86_64 LibreOffice_project/3d775be2011f3886db32dfd395a6a6d1ca2630ff</meta:generator>
    <dc:creator>J M</dc:creator>
    <meta:document-statistic meta:table-count="4" meta:image-count="1" meta:object-count="0" meta:page-count="1" meta:paragraph-count="71" meta:word-count="445" meta:character-count="3098" meta:non-whitespace-character-count="2471"/>
    <meta:user-defined meta:name="AppVersion">14.0000</meta:user-defined>
    <meta:user-defined meta:name="Company">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